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7.013cm" fo:margin-left="0cm" fo:margin-right="-0.012cm" table:align="margins"/>
    </style:style>
    <style:style style:name="表2.A" style:family="table-column">
      <style:table-column-properties style:column-width="0.552cm" style:rel-column-width="2126*"/>
    </style:style>
    <style:style style:name="表2.B" style:family="table-column">
      <style:table-column-properties style:column-width="10.428cm" style:rel-column-width="40170*"/>
    </style:style>
    <style:style style:name="表2.C" style:family="table-column">
      <style:table-column-properties style:column-width="3.863cm" style:rel-column-width="14880*"/>
    </style:style>
    <style:style style:name="表2.D" style:family="table-column">
      <style:table-column-properties style:column-width="2.17cm" style:rel-column-width="8359*"/>
    </style:style>
    <style:style style:name="表2.A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D2" style:family="table-cell">
      <style:table-cell-properties fo:padding="0.097cm" fo:border-left="0.002cm solid #000000" fo:border-right="0.002cm solid #000000" fo:border-top="none" fo:border-bottom="0.002cm solid #000000"/>
    </style:style>
    <style:style style:name="表1" style:family="table">
      <style:table-properties style:width="17.022cm" fo:margin-left="0cm" fo:margin-right="-0.021cm" table:align="margins"/>
    </style:style>
    <style:style style:name="表1.A" style:family="table-column">
      <style:table-column-properties style:column-width="0.549cm" style:rel-column-width="2112*"/>
    </style:style>
    <style:style style:name="表1.B" style:family="table-column">
      <style:table-column-properties style:column-width="5.449cm" style:rel-column-width="20977*"/>
    </style:style>
    <style:style style:name="表1.C" style:family="table-column">
      <style:table-column-properties style:column-width="8.842cm" style:rel-column-width="34044*"/>
    </style:style>
    <style:style style:name="表1.D" style:family="table-column">
      <style:table-column-properties style:column-width="2.182cm" style:rel-column-width="8402*"/>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表1.D1" style:family="table-cell">
      <style:table-cell-properties fo:padding="0.097cm" fo:border="0.002cm solid #000000"/>
    </style:style>
    <style:style style:name="P1" style:family="paragraph" style:parent-style-name="Standard">
      <style:text-properties fo:font-size="20pt" style:font-size-asian="20pt" style:font-size-complex="20pt"/>
    </style:style>
    <style:style style:name="P2" style:family="paragraph" style:parent-style-name="Standard">
      <style:text-properties fo:color="#3333ff" style:font-name="Arial" fo:font-size="20pt" fo:background-color="#ffcc00" style:font-name-asian="Arial" style:font-size-asian="20pt" style:font-size-complex="20pt"/>
    </style:style>
    <style:style style:name="P3"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4"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5" style:family="paragraph" style:parent-style-name="Standard">
      <style:text-properties style:font-name="Arial" fo:font-size="20pt" style:font-name-asian="Arial" style:font-size-asian="20pt" style:font-size-complex="20pt"/>
    </style:style>
    <style:style style:name="P6" style:family="paragraph" style:parent-style-name="Table_20_Contents">
      <style:text-properties fo:font-size="20pt" style:font-size-asian="20pt" style:font-size-complex="20pt"/>
    </style:style>
    <style:style style:name="P7" style:family="paragraph" style:parent-style-name="Table_20_Contents">
      <style:text-properties fo:font-size="20pt" style:font-size-asian="20pt" style:language-asian="ja" style:country-asian="JP" style:font-size-complex="20pt"/>
    </style:style>
    <style:style style:name="P8" style:family="paragraph" style:parent-style-name="Standard">
      <style:text-properties fo:font-size="20pt" style:font-size-asian="20pt" style:font-size-complex="20pt"/>
    </style:style>
    <style:style style:name="P9"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cc0000"/>
    </style:style>
    <style:style style:name="T3" style:family="text">
      <style:text-properties fo:font-size="20pt" fo:background-color="#ffcc00" style:font-size-asian="20pt" style:font-size-complex="20pt"/>
    </style:style>
    <style:style style:name="T4" style:family="text">
      <style:text-properties fo:color="#009900"/>
    </style:style>
    <style:style style:name="T5"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20年7月10日16:27:39</text:p>
      <text:p text:style-name="P1"/>
      <text:p text:style-name="P1"><text:a xlink:type="simple" xlink:href="https://www.gutenberg.org/files/16516/16516-h/16516-h.htm#APPEAL_c" text:style-name="Internet_20_link" text:visited-style-name="Visited_20_Internet_20_Link">https://www.gutenberg.org/files/16516/16516-h/16516-h.htm#APPEAL_c</text:a></text:p>
      <text:p text:style-name="P1"/>
      <text:p text:style-name="P4"/>
      <text:p text:style-name="P3">#1</text:p>
      <text:section text:style-name="Sect1" text:name="セクション1">
        <text:p text:style-name="P1">My dearly beloved Brethren and Fellow Citizens:</text:p>
        <text:p text:style-name="P1"/>
        <text:p text:style-name="P1">Having travelled over a considerable portion of these United States,</text:p>
        <text:p text:style-name="P1"/>
        <text:p text:style-name="P1"><text:s/>and having,</text:p>
        <text:p text:style-name="P1"/>
        <text:p text:style-name="P1"><text:s/>in the course of my travels taken the most accurate observations of things as they exist—the result of my observations has warranted the full and unshakened conviction,</text:p>
        <text:p text:style-name="P1"/>
        <text:p text:style-name="P1"><text:s/>that we,</text:p>
        <text:p text:style-name="P1"/>
        <text:p text:style-name="P1"><text:s/>(colored people of these United States) are the most degraded,</text:p>
        <text:p text:style-name="P1"/>
        <text:p text:style-name="P1"><text:s/>wretched,</text:p>
        <text:p text:style-name="P1"/>
        <text:p text:style-name="P1"><text:s/>and abject set of beings that ever lived since the world began,</text:p>
        <text:p text:style-name="P1"/>
        <text:p text:style-name="P1"><text:s/>and I pray God,</text:p>
        <text:p text:style-name="P1"/>
        <text:p text:style-name="P1"><text:s/>that none like us ever may live again until time shall be no more.</text:p>
        <text:p text:style-name="P1"/>
        <text:p text:style-name="P1"><text:s/>They tell us of the Israelites in Egypt,</text:p>
        <text:p text:style-name="P1"/>
        <text:p text:style-name="P1"><text:s/>the Helots in Sparta,</text:p>
        <text:p text:style-name="P1"/>
        <text:p text:style-name="P1"><text:s/>and of the Roman Slaves,</text:p>
        <text:p text:style-name="P1"/>
        <text:p text:style-name="P1"><text:s/>which last,</text:p>
        <text:p text:style-name="P1"><text:soft-page-break/></text:p>
        <text:p text:style-name="P1"><text:s/>were made up from almost every nation under heaven,</text:p>
        <text:p text:style-name="P1"/>
        <text:p text:style-name="P1"><text:s/>whose sufferings under those ancient and heathen nations were,</text:p>
        <text:p text:style-name="P1"/>
        <text:p text:style-name="P1"><text:s/>in comparison with ours,</text:p>
        <text:p text:style-name="P1"/>
        <text:p text:style-name="P1"><text:s/>under this enlightened and christian nation,</text:p>
        <text:p text:style-name="P1"/>
        <text:p text:style-name="P1"><text:s/>no more than a %<text:span text:style-name="T1">cypher</text:span>—or in other words,</text:p>
        <text:p text:style-name="P1"/>
        <text:p text:style-name="P1"><text:s/>those heathen nations of antiquity,</text:p>
        <text:p text:style-name="P1"/>
        <text:p text:style-name="P1"><text:s/>had but little more among them than the name and form of slavery,</text:p>
        <text:p text:style-name="P1"/>
        <text:p text:style-name="P1"><text:s/>while wretchedness and endless miseries were reserved,</text:p>
        <text:p text:style-name="P1"/>
        <text:p text:style-name="P1"><text:s/>apparently in a %<text:span text:style-name="T1">phial</text:span>,</text:p>
        <text:p text:style-name="P1"/>
        <text:p text:style-name="P1"><text:s/>to be poured out upon our fathers,</text:p>
        <text:p text:style-name="P1"/>
        <text:p text:style-name="P1"><text:s/>ourselves and our children by christian Americans!</text:p>
        <text:p text:style-name="P1"/>
        <text:p text:style-name="P1">These positions,</text:p>
        <text:p text:style-name="P1"/>
        <text:p text:style-name="P1"><text:s/>I shall endeavour,</text:p>
        <text:p text:style-name="P1"/>
        <text:p text:style-name="P1"><text:s/>by the help of the Lord,</text:p>
        <text:p text:style-name="P1"/>
        <text:p text:style-name="P1"><text:s/>to demonstrate in the course of this appeal,</text:p>
        <text:p text:style-name="P1"/>
        <text:p text:style-name="P1"><text:s/>to the satisfaction of the most incredulous mind—and may God Almighty who is the father of our Lord Jesus Christ,</text:p>
        <text:p text:style-name="P1"/>
        <text:p text:style-name="P1"><text:s/>open your hearts to understand and believe the truth.</text:p>
        <text:p text:style-name="P1"/>
        <text:p text:style-name="P1"/>
        <text:p text:style-name="P1"/>
        <text:p text:style-name="P1">The causes,</text:p>
        <text:p text:style-name="P1"/>
        <text:p text:style-name="P1"><text:s/>my brethren,</text:p>
        <text:p text:style-name="P1"><text:soft-page-break/></text:p>
        <text:p text:style-name="P1"><text:s/>which produce our wretchedness and miseries,</text:p>
        <text:p text:style-name="P1"/>
        <text:p text:style-name="P1"><text:s/>are so very numerous and <office:annotation office:name="__Annotation__18904_1264448584"><dc:creator>iwabuchi ken</dc:creator><dc:date>2020-07-10T16:36:22.40</dc:date><text:p text:style-name="P10"><text:span text:style-name="T5">色：赤４</text:span></text:p></office:annotation><text:span text:style-name="T2">aggravating</text:span><office:annotation-end office:name="__Annotation__18904_1264448584"/>,</text:p>
        <text:p text:style-name="P1"/>
        <text:p text:style-name="P1"><text:s/>that I believe the pen only of a Josephus or a Plutarch,</text:p>
        <text:p text:style-name="P1"/>
        <text:p text:style-name="P1"><text:s/>can well enumerate and explain them.</text:p>
        <text:p text:style-name="P1"/>
        <text:p text:style-name="P1"><text:s/>Upon subjects,</text:p>
        <text:p text:style-name="P1"/>
        <text:p text:style-name="P1"><text:s/>then,</text:p>
        <text:p text:style-name="P1"/>
        <text:p text:style-name="P1"><text:s/>of such incomprehensible [pg 12] magnitude,</text:p>
        <text:p text:style-name="P1"/>
        <text:p text:style-name="P1"><text:s/>so impenetrable,</text:p>
        <text:p text:style-name="P1"/>
        <text:p text:style-name="P1"><text:s/>and so notorious,</text:p>
        <text:p text:style-name="P1"/>
        <text:p text:style-name="P1"><text:s/>I shall be obliged to omit a large class of,</text:p>
        <text:p text:style-name="P1"/>
        <text:p text:style-name="P1"><text:s/>and content myself with giving you an exposition of a few of those,</text:p>
        <text:p text:style-name="P1"/>
        <text:p text:style-name="P1"><text:s/>which do indeed rage to such an alarming pitch,</text:p>
        <text:p text:style-name="P1"/>
        <text:p text:style-name="P1"><text:s/>that they cannot but be a perpetual source of terror and dismay to every reflecting mind.</text:p>
        <text:p text:style-name="P1"/>
        <text:p text:style-name="P1"/>
        <text:p text:style-name="P1"/>
        <text:p text:style-name="P1">I am fully aware,</text:p>
        <text:p text:style-name="P1"/>
        <text:p text:style-name="P1"><text:s/>in making this appeal to my much afflicted and suffering brethren,</text:p>
        <text:p text:style-name="P1"/>
        <text:p text:style-name="P1"/>
        <text:p text:style-name="P4"/>
        <text:p text:style-name="P3">#1.1</text:p>
        <text:p text:style-name="P1"><text:s/>that I shall not only be <text:span text:style-name="T2">assailed</text:span> by those whose greatest earthly desires are,</text:p>
        <text:p text:style-name="P1"/>
        <text:p text:style-name="P1"><text:s/>to keep us in abject ignorance and wretchedness,</text:p>
        <text:p text:style-name="P1"/>
        <text:p text:style-name="P1"><text:s/>and who are of the firm <text:soft-page-break/>conviction that heaven has designed us and our children to be slaves and beasts of burden to them and their children.</text:p>
        <text:p text:style-name="P1"/>
        <text:p text:style-name="P1">—I say,</text:p>
        <text:p text:style-name="P1"/>
        <text:p text:style-name="P1"><text:s/>I do not only expect to be held up to the public as an ignorant,</text:p>
        <text:p text:style-name="P1"/>
        <text:p text:style-name="P1"><text:s/>impudent and restless disturber of the public peace,</text:p>
        <text:p text:style-name="P1"/>
        <text:p text:style-name="P1"><text:s/>by such <office:annotation office:name="__Annotation__18910_1264448584"><dc:creator>iwabuchi ken</dc:creator><dc:date>2020-07-10T16:41:41.45</dc:date><text:p text:style-name="P10"><text:span text:style-name="T5">greedy</text:span></text:p></office:annotation><text:span text:style-name="T2">avaricious</text:span><office:annotation-end office:name="__Annotation__18910_1264448584"/> creatures,</text:p>
        <text:p text:style-name="P1"/>
        <text:p text:style-name="P1"><text:s/>as well as a mover of <text:span text:style-name="T2">insubordination</text:span>—and perhaps put in prison or to death,</text:p>
        <text:p text:style-name="P1"/>
        <text:p text:style-name="P1"><text:s/>for giving a superficial exposition of our miseries,</text:p>
        <text:p text:style-name="P1"/>
        <text:p text:style-name="P1"><text:s/>and exposing tyrants.</text:p>
        <text:p text:style-name="P1"/>
        <text:p text:style-name="P1"><text:s/>But I am persuaded,</text:p>
        <text:p text:style-name="P1"/>
        <text:p text:style-name="P1"><text:s/>that many of my brethren,</text:p>
        <text:p text:style-name="P1"/>
        <text:p text:style-name="P1"><text:s/>particularly those who are ignorantly in league with slave-holders or tyrants,</text:p>
        <text:p text:style-name="P1"/>
        <text:p text:style-name="P1"><text:s/>who acquire their daily bread by the blood and sweat of their more ignorant brethren—and not a few of those too,</text:p>
        <text:p text:style-name="P1"/>
        <text:p text:style-name="P1"><text:s/>who are too ignorant to see an inch beyond their noses,</text:p>
        <text:p text:style-name="P1"/>
        <text:p text:style-name="P1"><text:s/>will rise up and call me cursed—Yea,</text:p>
        <text:p text:style-name="P1"/>
        <text:p text:style-name="P1"><text:s/>the jealous ones among us will perhaps use more abject subtlety by affirming that this work is not worth perusing; that we are well situated and there is no use in trying to better our condition,</text:p>
        <text:p text:style-name="P1"/>
        <text:p text:style-name="P1"><text:s/>for we cannot.</text:p>
        <text:p text:style-name="P1"/>
        <text:p text:style-name="P1"/>
        <text:p text:style-name="P4"/>
        <text:p text:style-name="P3"><text:soft-page-break/>#1.2</text:p>
        <text:p text:style-name="P1"><text:s/>I will ask one question here.</text:p>
        <text:p text:style-name="P1"/>
        <text:p text:style-name="P1">—Can our condition be any worse?—Can it be more mean and abject? If there are any changes,</text:p>
        <text:p text:style-name="P1"/>
        <text:p text:style-name="P1"><text:s/>will they not be for the better,</text:p>
        <text:p text:style-name="P1"/>
        <text:p text:style-name="P1"><text:s/>though they may appear for the worse at first? Can they get us any lower? Where can they get us? They are afraid to treat us worse,</text:p>
        <text:p text:style-name="P1"/>
        <text:p text:style-name="P1"><text:s/>for they know well,</text:p>
        <text:p text:style-name="P1"/>
        <text:p text:style-name="P1"><text:s/>the day they do it they are gone.</text:p>
        <text:p text:style-name="P1"/>
        <text:p text:style-name="P1"><text:s/>But against all accusations which may or can be preferred against me,</text:p>
        <text:p text:style-name="P1"/>
        <text:p text:style-name="P1"><text:s/>I appeal to heaven for my motive in writing—who knows that my object is,</text:p>
        <text:p text:style-name="P1"/>
        <text:p text:style-name="P1"><text:s/>if possible,</text:p>
        <text:p text:style-name="P1"/>
        <text:p text:style-name="P1"><text:s/>to awaken in [pg 13] the breasts of my afflicted,</text:p>
        <text:p text:style-name="P1"/>
        <text:p text:style-name="P1"><text:s/>degraded and slumbering brethren,</text:p>
        <text:p text:style-name="P1"/>
        <text:p text:style-name="P1"><text:s/>a spirit of enquiry and investigation respecting our miseries and wretchedness in this Republican Land of Liberty!!!!!</text:p>
        <text:p text:style-name="P1"/>
        <text:p text:style-name="P1">The sources from which our miseries are derived and on which I shall comment,</text:p>
        <text:p text:style-name="P1"/>
        <text:p text:style-name="P1"><text:s/>I shall not combine in one,</text:p>
        <text:p text:style-name="P1"/>
        <text:p text:style-name="P1"><text:s/>but shall put them under distinct heads and expose them in their turn; in doing which,</text:p>
        <text:p text:style-name="P1"/>
        <text:p text:style-name="P1"><text:s/>keeping truth on my side,</text:p>
        <text:p text:style-name="P1"/>
        <text:p text:style-name="P1"><text:s/>and not departing from the strictest rules of morality,</text:p>
        <text:p text:style-name="P1"><text:soft-page-break/></text:p>
        <text:p text:style-name="P1"><text:s/>I shall endeavor to penetrate,</text:p>
        <text:p text:style-name="P1"/>
        <text:p text:style-name="P1"><text:s/>search out,</text:p>
        <text:p text:style-name="P1"/>
        <text:p text:style-name="P1"><text:s/>and lay them open for your inspection.</text:p>
        <text:p text:style-name="P1"/>
        <text:p text:style-name="P1"><text:s/>If you cannot or will not profit by them,</text:p>
        <text:p text:style-name="P1"/>
        <text:p text:style-name="P1"><text:s/>I shall have done my duty to you,</text:p>
        <text:p text:style-name="P1"/>
        <text:p text:style-name="P1"><text:s/>my country and my God.</text:p>
        <text:p text:style-name="P1"/>
      </text:section>
      <text:p text:style-name="P4"><text:s/><text:span text:style-name="T3">#2</text:span></text:p>
      <text:section text:style-name="Sect1" text:name="セクション2">
        <text:p text:style-name="P1">And as the inhuman system of slavery,</text:p>
        <text:p text:style-name="P1"/>
        <text:p text:style-name="P1"><text:s/>is the source from which most of our miseries proceed,</text:p>
        <text:p text:style-name="P1"/>
        <text:p text:style-name="P1"><text:s/>I shall begin with that curse to nations; which has spread terror and devastation through so many nations of antiquity,</text:p>
        <text:p text:style-name="P1"/>
        <text:p text:style-name="P1"><text:s/>and which is raging to such a pitch at the present day in Spain and in Portugal.</text:p>
        <text:p text:style-name="P1"/>
        <text:p text:style-name="P1"><text:s/>It had one tug in England,</text:p>
        <text:p text:style-name="P1"/>
        <text:p text:style-name="P1"><text:s/>in France,</text:p>
        <text:p text:style-name="P1"/>
        <text:p text:style-name="P1"><text:s/>and in the United States of America; yet the inhabitants thereof,</text:p>
        <text:p text:style-name="P1"/>
        <text:p text:style-name="P1"><text:s/>do not learn wisdom,</text:p>
        <text:p text:style-name="P1"/>
        <text:p text:style-name="P1"><text:s/>and erase it entirely from their dwellings and from all with whom they have to do.</text:p>
        <text:p text:style-name="P1"/>
        <text:p text:style-name="P4"/>
        <text:p text:style-name="P4"><text:span text:style-name="T3">#2.1</text:span></text:p>
        <text:p text:style-name="P1"><text:s/>The fact is,</text:p>
        <text:p text:style-name="P1"/>
        <text:p text:style-name="P1"><text:s/>the labor of slaves comes so cheap to the avaricious usurpers,</text:p>
        <text:p text:style-name="P1"/>
        <text:p text:style-name="P1"><text:soft-page-break/><text:s/>and is (as they think) of such great utility to the country where it exists,</text:p>
        <text:p text:style-name="P1"/>
        <text:p text:style-name="P1"><text:s/>that those who are actuated by sordid avarice only,</text:p>
        <text:p text:style-name="P1"/>
        <text:p text:style-name="P1"><text:s/>overlook the evils,</text:p>
        <text:p text:style-name="P1"/>
        <text:p text:style-name="P1"><text:s/>which will as sure as the Lord lives,</text:p>
        <text:p text:style-name="P1"/>
        <text:p text:style-name="P1"><text:s/>follow after the good.</text:p>
        <text:p text:style-name="P1"/>
        <text:p text:style-name="P1"><text:s/>In fact,</text:p>
        <text:p text:style-name="P1"/>
        <text:p text:style-name="P1"><text:s/>they are so happy to keep in ignorance and degradation,</text:p>
        <text:p text:style-name="P1"/>
        <text:p text:style-name="P1"><text:s/>and to receive the homage and the labor of the slaves,</text:p>
        <text:p text:style-name="P1"/>
        <text:p text:style-name="P1"><text:s/>they forget that God rules in the armies of heaven and among the inhabitants of the earth,</text:p>
        <text:p text:style-name="P1"/>
        <text:p text:style-name="P1"><text:s/>having his ears continually open to the cries,</text:p>
        <text:p text:style-name="P1"/>
        <text:p text:style-name="P1"><text:s/>tears and groans of his oppressed people; and being a just and holy Being will at one day appear fully in behalf of the oppressed,</text:p>
        <text:p text:style-name="P1"/>
        <text:p text:style-name="P1"><text:s/>and arrest the progress of the avaricious oppressors; for although the destruction of the oppressors God may not effect by the oppressed,</text:p>
        <text:p text:style-name="P1"/>
        <text:p text:style-name="P1"><text:s/>yet the Lord our God will bring other destructions upon them—for not [pg 14] unfrequently will he cause them to rise up one against another,</text:p>
        <text:p text:style-name="P1"/>
        <text:p text:style-name="P1"><text:s/>to be split and divided,</text:p>
        <text:p text:style-name="P1"/>
        <text:p text:style-name="P1"><text:s/>and to oppress each other,</text:p>
        <text:p text:style-name="P1"/>
        <text:p text:style-name="P1"><text:s/>and sometimes to open hostilities with sword in hand.</text:p>
        <text:p text:style-name="P1"/>
        <text:p text:style-name="P4"/>
        <text:p text:style-name="P4"><text:soft-page-break/><text:span text:style-name="T3">#2.2</text:span></text:p>
        <text:p text:style-name="P1"><text:s/>Some may ask,</text:p>
        <text:p text:style-name="P1"/>
        <text:p text:style-name="P1"><text:s/>what is the matter with this enlightened and happy people?—Some say it is the cause of political usurpers,</text:p>
        <text:p text:style-name="P1"/>
        <text:p text:style-name="P1"><text:s/>tyrants,</text:p>
        <text:p text:style-name="P1"/>
        <text:p text:style-name="P1"><text:s/>oppressors,</text:p>
        <text:p text:style-name="P1"/>
        <text:p text:style-name="P1"><text:s/>&amp;c.</text:p>
        <text:p text:style-name="P1"/>
        <text:p text:style-name="P1"><text:s/>But has not the Lord an oppressed and suffering people among them? Does the Lord condescend to hear their cries and see their tears in consequence of oppression? Will he let the oppressors rest comfortably and happy always? Will he not cause the very children of the oppressors to rise up against them,</text:p>
        <text:p text:style-name="P1"/>
        <text:p text:style-name="P1"><text:s/>and oftimes put them to death? "God works in many ways his wonders to perform.</text:p>
        <text:p text:style-name="P1"/>
        <text:p text:style-name="P1">"</text:p>
        <text:p text:style-name="P1"/>
        <text:p text:style-name="P1">I will not here speak of the destructions which the Lord brought upon Egypt,</text:p>
        <text:p text:style-name="P1"/>
        <text:p text:style-name="P1"><text:s/>in consequence of the oppression and consequent groans of the oppressed—of the hundreds and thousands of Egyptians whom God hurled into the Red Sea for afflicting his people in their land—of the Lord's suffering people in Sparta or Lacedemon,</text:p>
        <text:p text:style-name="P1"/>
        <text:p text:style-name="P1"><text:s/>the land of the truly famous Lycurgus—nor have I time to comment upon the cause which produced the fierceness with which Sylla usurped the title,</text:p>
        <text:p text:style-name="P1"/>
        <text:p text:style-name="P1"><text:s/>and absolutely acted as dictator of the Roman people—the conspiracy of Cataline—the conspiracy against,</text:p>
        <text:p text:style-name="P1"/>
        <text:p text:style-name="P1"><text:soft-page-break/><text:s/>and murder of Cæsar in the Senate house—the spirit with which Marc Antony made himself master of the commonwealth—his associating Octavius and Lipidus with himself in power,</text:p>
        <text:p text:style-name="P1"/>
        <text:p text:style-name="P1">—their dividing the provinces of Rome among themselves—their attack and defeat on the plains of Phillipi the last defenders of their liberty,</text:p>
        <text:p text:style-name="P1"/>
        <text:p text:style-name="P1"><text:s/>(Brutus and Cassius)—the tyranny of Tiberius,</text:p>
        <text:p text:style-name="P1"/>
        <text:p text:style-name="P1"><text:s/>and from him to the final overthrow of Constantinople by the Turkish Sultan,</text:p>
        <text:p text:style-name="P1"/>
        <text:p text:style-name="P1"><text:s/>Mahomed II.</text:p>
        <text:p text:style-name="P1"/>
        <text:p text:style-name="P1">, A.</text:p>
        <text:p text:style-name="P1"/>
        <text:p text:style-name="P1">D. 1453. I say,</text:p>
        <text:p text:style-name="P1"/>
        <text:p text:style-name="P1"><text:s/>I shall not take up time to speak of the causes which produced so much wretchedness and massacre among those heathen nations,</text:p>
        <text:p text:style-name="P1"/>
        <text:p text:style-name="P1"><text:s/>for I am aware that you know too well,</text:p>
        <text:p text:style-name="P1"/>
        <text:p text:style-name="P1"><text:s/>that God is [pg 15] just,</text:p>
        <text:p text:style-name="P1"/>
        <text:p text:style-name="P1"><text:s/>as well as merciful!—I shall call your attention a few moments to that christian nation,</text:p>
        <text:p text:style-name="P1"/>
        <text:p text:style-name="P1"><text:s/>the Spaniards,</text:p>
        <text:p text:style-name="P1"/>
        <text:p text:style-name="P1"><text:s/>while I shall leave almost unnoticed that avaricious and cruel people,</text:p>
        <text:p text:style-name="P1"/>
        <text:p text:style-name="P1"><text:s/>the Portuguese,</text:p>
        <text:p text:style-name="P1"/>
        <text:p text:style-name="P1"><text:s/>among whom all true hearted christians and lovers of Jesus Christ,</text:p>
        <text:p text:style-name="P1"/>
        <text:p text:style-name="P1"><text:s/>must evidently see the judgments of God displayed.</text:p>
        <text:p text:style-name="P1"/>
        <text:p text:style-name="P1"><text:soft-page-break/><text:s/>To show the judgments of God upon the Spaniards I shall occupy but little time,</text:p>
        <text:p text:style-name="P1"/>
        <text:p text:style-name="P1"><text:s/>leaving a plenty of room for the candid and unprejudiced to reflect.</text:p>
        <text:p text:style-name="P1"/>
        <text:p text:style-name="P1"/>
        <text:p text:style-name="P1"/>
        <text:p text:style-name="P1">All persons who are acquainted with history,</text:p>
        <text:p text:style-name="P1"/>
        <text:p text:style-name="P1"><text:s/>and particularly the Bible,</text:p>
        <text:p text:style-name="P1"/>
        <text:p text:style-name="P1"><text:s/>who are not blinded by the God of this world,</text:p>
        <text:p text:style-name="P1"/>
        <text:p text:style-name="P1"><text:s/>and are not actuated solely by avarice—who are able to lay aside prejudice long enough to view candidly and impartially,</text:p>
        <text:p text:style-name="P1"/>
        <text:p text:style-name="P1"><text:s/>things as they were,</text:p>
        <text:p text:style-name="P1"/>
        <text:p text:style-name="P1"><text:s/>are,</text:p>
        <text:p text:style-name="P1"/>
        <text:p text:style-name="P1"><text:s/>and probably will be,</text:p>
        <text:p text:style-name="P1"/>
        <text:p text:style-name="P1"><text:s/>who are willing to admit that God made man to serve him alone,</text:p>
        <text:p text:style-name="P1"/>
        <text:p text:style-name="P1"><text:s/>and that man should have no other Lord or Lords but himself—that God Almighty is the sole proprietor or master of the whole human family,</text:p>
        <text:p text:style-name="P1"/>
        <text:p text:style-name="P1"><text:s/>and will not on any consideration admit of a colleague,</text:p>
        <text:p text:style-name="P1"/>
        <text:p text:style-name="P1"><text:s/>being unwilling to divide his glory with another.</text:p>
        <text:p text:style-name="P1"/>
        <text:p text:style-name="P1">—And who can dispense with prejudice long enough to admit that we are men,</text:p>
        <text:p text:style-name="P1"/>
        <text:p text:style-name="P1"><text:s/>notwithstanding our improminent noses and woolly heads,</text:p>
        <text:p text:style-name="P1"/>
        <text:p text:style-name="P1"><text:s/>and believe that we feel for our fathers,</text:p>
        <text:p text:style-name="P1"/>
        <text:p text:style-name="P1"><text:s/>mothers,</text:p>
        <text:p text:style-name="P1"><text:soft-page-break/></text:p>
        <text:p text:style-name="P1"><text:s/>wives and children as well as they do for theirs.</text:p>
        <text:p text:style-name="P1"/>
        <text:p text:style-name="P1">—I say,</text:p>
        <text:p text:style-name="P1"/>
        <text:p text:style-name="P1"><text:s/>all who are permitted to see and believe these things,</text:p>
        <text:p text:style-name="P1"/>
        <text:p text:style-name="P1"><text:s/>can easily recognize the judgments of God among the Spaniards.</text:p>
        <text:p text:style-name="P1"/>
        <text:p text:style-name="P1"><text:s/>Though others may lay the cause of the fierceness with which they cut each other's throats,</text:p>
        <text:p text:style-name="P1"/>
        <text:p text:style-name="P1"><text:s/>to some other circumstances,</text:p>
        <text:p text:style-name="P1"/>
        <text:p text:style-name="P1"><text:s/>yet they who believe that God is a God of justice,</text:p>
        <text:p text:style-name="P1"/>
        <text:p text:style-name="P1"><text:s/>will believe that Slavery is the principal cause.</text:p>
        <text:p text:style-name="P1"/>
        <text:p text:style-name="P1"/>
      </text:section>
      <text:p text:style-name="P1"/>
      <text:p text:style-name="P1">20200829_161414</text:p>
      <text:p text:style-name="P4">@@@</text:p>
      <text:p text:style-name="P4"><text:span text:style-name="T3">#3</text:span></text:p>
      <text:section text:style-name="Sect2" text:name="セクション3">
        <text:p text:style-name="P1">While the Spaniards are running about upon the field of battle cutting each other's throats,</text:p>
        <text:p text:style-name="P1"/>
        <text:p text:style-name="P1"><text:s/>has not the Lord an afflicted and suffering people in the midst of them whose cries and groans in consequence of oppression are continually pouring into the ears of the God of justice? Would they not cease to cut [pg 16] each others throats if they could? But how can they? The very support which they draw from government to aid them in perpetrating such enormities,</text:p>
        <text:p text:style-name="P1"/>
        <text:p text:style-name="P1"><text:s/>does it not arise in a great degree from the wretched <text:soft-page-break/>victims of oppression among them? And yet they are calling for Peace!—Peace!! Will any peace be given unto them? Their destruction may indeed be procrastinated awhile,</text:p>
        <text:p text:style-name="P1"/>
        <text:p text:style-name="P1"><text:s/>but can it continue long while they are oppressing the Lord's people? Has He not the hearts of all men in His hand? Will he suffer one part of his creatures to go on oppressing another like brutes always,</text:p>
        <text:p text:style-name="P1"/>
        <text:p text:style-name="P1"><text:s/>with impunity? And yet those avaricious wretches are calling for Peace!!!! I declare it does appear to me,</text:p>
        <text:p text:style-name="P1"/>
        <text:p text:style-name="P1"><text:s/>as though some nations think God is asleep,</text:p>
        <text:p text:style-name="P1"/>
        <text:p text:style-name="P1"><text:s/>or that he made the Africans for nothing else but to dig their mines and work their farms,</text:p>
        <text:p text:style-name="P1"/>
        <text:p text:style-name="P1"><text:s/>or they cannot believe history,</text:p>
        <text:p text:style-name="P1"/>
        <text:p text:style-name="P1"><text:s/>sacred or profane.</text:p>
        <text:p text:style-name="P1"/>
        <text:p text:style-name="P1"><text:s/>I ask every man who has a heart and is blessed with the privilege of believing—Is not God a God of justice to all his creatures? Do you say he is? Then if he gives peace and tranquility to tyrants,</text:p>
        <text:p text:style-name="P1"/>
        <text:p text:style-name="P1"><text:s/>and permits them to keep our fathers,</text:p>
        <text:p text:style-name="P1"/>
        <text:p text:style-name="P1"><text:s/>our mothers,</text:p>
        <text:p text:style-name="P1"/>
        <text:p text:style-name="P1"><text:s/>ourselves and our children in eternal ignorance and wretchedness to support them and their families,</text:p>
        <text:p text:style-name="P1"/>
        <text:p text:style-name="P1"><text:s/>would he be to us a God of justice? I ask O ye christians!!! who hold us and our children,</text:p>
        <text:p text:style-name="P1"/>
        <text:p text:style-name="P1"><text:s/>in the most abject ignorance and degradation,</text:p>
        <text:p text:style-name="P1"><text:soft-page-break/></text:p>
        <text:p text:style-name="P1"><text:s/>that ever a people were afflicted with since the world began—I say,</text:p>
        <text:p text:style-name="P1"/>
        <text:p text:style-name="P1"><text:s/>if God gives you peace and tranquility,</text:p>
        <text:p text:style-name="P1"/>
        <text:p text:style-name="P1"><text:s/>and suffers you thus to go on afflicting us and our children,</text:p>
        <text:p text:style-name="P1"/>
        <text:p text:style-name="P1"><text:s/>who have never given you the least provocation,</text:p>
        <text:p text:style-name="P1"/>
        <text:p text:style-name="P1">—Would he be to us a God of justice? If you will allow that we are men,</text:p>
        <text:p text:style-name="P1"/>
        <text:p text:style-name="P1"><text:s/>who feel for each other,</text:p>
        <text:p text:style-name="P1"/>
        <text:p text:style-name="P1"><text:s/>does not the blood of our fathers and of us their children,</text:p>
        <text:p text:style-name="P1"/>
        <text:p text:style-name="P1"><text:s/>cry aloud to the Lord of Sabaoth against you,</text:p>
        <text:p text:style-name="P1"/>
        <text:p text:style-name="P1"><text:s/>for the cruelties and murders with which you have,</text:p>
        <text:p text:style-name="P1"/>
        <text:p text:style-name="P1"><text:s/>and do continue to afflict us.</text:p>
        <text:p text:style-name="P1"/>
        <text:p text:style-name="P1"><text:s/>But it is time for me to close my remarks on the suburbs,</text:p>
        <text:p text:style-name="P1"/>
        <text:p text:style-name="P1"><text:s/>just to enter more fully into the interior of this system of cruelty and oppression.</text:p>
        <text:p text:style-name="P1"/>
        <text:p text:style-name="P1"/>
      </text:section>
      <text:p text:style-name="P1"/>
      <text:p text:style-name="P1"/>
      <text:p text:style-name="P1"/>
      <text:p text:style-name="P1"/>
      <text:p text:style-name="P1">------------------------------------------ [resource] 20200710_171116</text:p>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6"/>
          </table:table-cell>
          <table:table-cell table:style-name="表2.A1" office:value-type="string">
            <text:p text:style-name="P5">#%<text:span text:style-name="T1">Plasma-Driven Catalysis</text:span></text:p>
          </table:table-cell>
          <table:table-cell table:style-name="表2.A1" office:value-type="string">
            <text:p text:style-name="P6">keyword</text:p>
          </table:table-cell>
          <table:table-cell table:style-name="表2.D1" office:value-type="string">
            <text:p text:style-name="P7">青２</text:p>
          </table:table-cell>
        </table:table-row>
        <table:table-row>
          <table:table-cell table:style-name="表2.A2" office:value-type="string">
            <text:p text:style-name="P6"/>
          </table:table-cell>
          <table:table-cell table:style-name="表2.A2" office:value-type="string">
            <text:p text:style-name="P5">%%<text:span text:style-name="T4">flexibility to be scaled up </text:span><text:soft-page-break/><text:span text:style-name="T4">and down</text:span></text:p>
          </table:table-cell>
          <table:table-cell table:style-name="表2.A2" office:value-type="string">
            <text:p text:style-name="P6">notice</text:p>
          </table:table-cell>
          <table:table-cell table:style-name="表2.D2" office:value-type="string">
            <text:p text:style-name="P7">緑４</text:p>
          </table:table-cell>
        </table:table-row>
        <table:table-row>
          <table:table-cell table:style-name="表2.A2" office:value-type="string">
            <text:p text:style-name="P6"/>
          </table:table-cell>
          <table:table-cell table:style-name="表2.A2" office:value-type="string">
            <text:p text:style-name="P2">#2</text:p>
          </table:table-cell>
          <table:table-cell table:style-name="表2.A2" office:value-type="string">
            <text:p text:style-name="P6">location number</text:p>
          </table:table-cell>
          <table:table-cell table:style-name="表2.D2" office:value-type="string">
            <text:p text:style-name="P7">青２</text:p>
            <text:p text:style-name="P7">オレンジ色１</text:p>
          </table:table-cell>
        </table:table-row>
      </table:table>
      <text:p text:style-name="P1"/>
      <text:p text:style-name="P1"/>
      <table:table table:name="表1" table:style-name="表1">
        <table:table-column table:style-name="表1.A"/>
        <table:table-column table:style-name="表1.B"/>
        <table:table-column table:style-name="表1.C"/>
        <table:table-column table:style-name="表1.D"/>
        <table:table-row>
          <table:table-cell table:style-name="表1.A1">
            <text:p text:style-name="P6"/>
          </table:table-cell>
          <table:table-cell table:style-name="表1.B1" office:value-type="string">
            <text:p text:style-name="P1">([^\d]{2,}?)(\.|\,)</text:p>
          </table:table-cell>
          <table:table-cell table:style-name="表1.B1" office:value-type="string">
            <text:p text:style-name="P6">$1$2\n\n</text:p>
          </table:table-cell>
          <table:table-cell table:style-name="表1.D1" office:value-type="string">
            <text:p text:style-name="P7"/>
          </table:table-cell>
        </table:table-row>
      </table:table>
      <text:p text:style-name="P1"/>
      <text:p text:style-name="P1"/>
      <text:p text:style-name="P1">/ ------------------------------------------ [resource] 20200710_17111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f__3f_" style:display-nam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7-10T16:30:32.03</meta:creation-date>
    <dc:date>2020-08-29T16:17:38.45</dc:date>
    <dc:creator>iwabuchi ken</dc:creator>
    <meta:editing-duration>PT58M55S</meta:editing-duration>
    <meta:editing-cycles>8</meta:editing-cycles>
    <meta:generator>OpenOffice/4.1.3$Win32 OpenOffice.org_project/413m1$Build-9783</meta:generator>
    <meta:document-statistic meta:table-count="2" meta:image-count="0" meta:object-count="0" meta:page-count="14" meta:paragraph-count="221" meta:word-count="2113" meta:character-count="11962"/>
  </office:meta>
</office:document-meta>
</file>